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791" officeooo:paragraph-rsid="0018a791"/>
    </style:style>
    <style:style style:name="P2" style:family="paragraph" style:parent-style-name="Standard">
      <style:text-properties officeooo:rsid="001a173e" officeooo:paragraph-rsid="001a173e"/>
    </style:style>
    <style:style style:name="P3" style:family="paragraph" style:parent-style-name="Standard">
      <style:text-properties officeooo:rsid="001e3036" officeooo:paragraph-rsid="001e3036"/>
    </style:style>
    <style:style style:name="P4" style:family="paragraph" style:parent-style-name="Standard">
      <style:text-properties officeooo:rsid="002267df" officeooo:paragraph-rsid="002267df"/>
    </style:style>
    <style:style style:name="P5" style:family="paragraph" style:parent-style-name="Standard">
      <style:text-properties officeooo:rsid="00255f3b" officeooo:paragraph-rsid="00255f3b"/>
    </style:style>
    <style:style style:name="P6" style:family="paragraph" style:parent-style-name="Standard">
      <style:text-properties officeooo:rsid="00280462" officeooo:paragraph-rsid="00280462"/>
    </style:style>
    <style:style style:name="P7" style:family="paragraph" style:parent-style-name="Standard">
      <style:text-properties officeooo:paragraph-rsid="001e3036"/>
    </style:style>
    <style:style style:name="P8" style:family="paragraph" style:parent-style-name="Standard">
      <style:text-properties officeooo:paragraph-rsid="00294c32"/>
    </style:style>
    <style:style style:name="P9" style:family="paragraph" style:parent-style-name="Standard">
      <style:text-properties officeooo:paragraph-rsid="002e75e6"/>
    </style:style>
    <style:style style:name="P10" style:family="paragraph" style:parent-style-name="Standard">
      <style:text-properties officeooo:paragraph-rsid="0028666b"/>
    </style:style>
    <style:style style:name="P11" style:family="paragraph" style:parent-style-name="Standard">
      <style:text-properties officeooo:paragraph-rsid="002b3107"/>
    </style:style>
    <style:style style:name="P12" style:family="paragraph" style:parent-style-name="Standard">
      <style:text-properties officeooo:paragraph-rsid="002267df"/>
    </style:style>
    <style:style style:name="P13" style:family="paragraph" style:parent-style-name="Standard" style:list-style-name="L1">
      <style:text-properties officeooo:rsid="001a173e" officeooo:paragraph-rsid="001a173e"/>
    </style:style>
    <style:style style:name="P14" style:family="paragraph" style:parent-style-name="Standard" style:list-style-name="L1">
      <style:text-properties officeooo:rsid="001d2a37" officeooo:paragraph-rsid="001a173e"/>
    </style:style>
    <style:style style:name="P15" style:family="paragraph" style:parent-style-name="Standard" style:list-style-name="L1">
      <style:text-properties officeooo:rsid="002267df" officeooo:paragraph-rsid="001a173e"/>
    </style:style>
    <style:style style:name="P16" style:family="paragraph" style:parent-style-name="Standard" style:list-style-name="L3">
      <style:text-properties officeooo:rsid="002267df" officeooo:paragraph-rsid="002267df"/>
    </style:style>
    <style:style style:name="P17" style:family="paragraph" style:parent-style-name="Standard" style:list-style-name="L2">
      <style:text-properties officeooo:paragraph-rsid="001e3036"/>
    </style:style>
    <style:style style:name="P18" style:family="paragraph" style:parent-style-name="Standard" style:list-style-name="L2">
      <style:text-properties officeooo:paragraph-rsid="00202757"/>
    </style:style>
    <style:style style:name="P19" style:family="paragraph" style:parent-style-name="Standard" style:list-style-name="L2">
      <style:text-properties officeooo:rsid="001e3036" officeooo:paragraph-rsid="001e3036"/>
    </style:style>
    <style:style style:name="P20" style:family="paragraph" style:parent-style-name="Standard" style:list-style-name="L2">
      <style:text-properties officeooo:rsid="001e3036" officeooo:paragraph-rsid="0032f292"/>
    </style:style>
    <style:style style:name="P21" style:family="paragraph" style:parent-style-name="Standard" style:list-style-name="L2">
      <style:text-properties officeooo:rsid="001e3036" officeooo:paragraph-rsid="003156d2"/>
    </style:style>
    <style:style style:name="P22" style:family="paragraph" style:parent-style-name="Standard" style:list-style-name="L2">
      <style:text-properties officeooo:rsid="00255f3b" officeooo:paragraph-rsid="00255f3b"/>
    </style:style>
    <style:style style:name="P23" style:family="paragraph" style:parent-style-name="Standard" style:list-style-name="L3">
      <style:text-properties officeooo:rsid="0023e418" officeooo:paragraph-rsid="002267df"/>
    </style:style>
    <style:style style:name="P24" style:family="paragraph" style:parent-style-name="Standard" style:list-style-name="L1">
      <style:text-properties officeooo:rsid="0033df88" officeooo:paragraph-rsid="0033df88"/>
    </style:style>
    <style:style style:name="T1" style:family="text">
      <style:text-properties officeooo:rsid="0018a791"/>
    </style:style>
    <style:style style:name="T2" style:family="text">
      <style:text-properties officeooo:rsid="001d2a37"/>
    </style:style>
    <style:style style:name="T3" style:family="text">
      <style:text-properties officeooo:rsid="001e3036"/>
    </style:style>
    <style:style style:name="T4" style:family="text">
      <style:text-properties officeooo:rsid="00202757"/>
    </style:style>
    <style:style style:name="T5" style:family="text">
      <style:text-properties style:font-name="Liberation Sans" fo:font-size="14.1000003814697pt" fo:font-weight="bold" officeooo:rsid="0020fea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officeooo:rsid="002267df"/>
    </style:style>
    <style:style style:name="T7" style:family="text">
      <style:text-properties officeooo:rsid="0023e418"/>
    </style:style>
    <style:style style:name="T8" style:family="text">
      <style:text-properties officeooo:rsid="00266e66"/>
    </style:style>
    <style:style style:name="T9" style:family="text">
      <style:text-properties officeooo:rsid="00280462"/>
    </style:style>
    <style:style style:name="T10" style:family="text">
      <style:text-properties officeooo:rsid="0028666b"/>
    </style:style>
    <style:style style:name="T11" style:family="text">
      <style:text-properties officeooo:rsid="0028cb84"/>
    </style:style>
    <style:style style:name="T12" style:family="text">
      <style:text-properties officeooo:rsid="0029202c"/>
    </style:style>
    <style:style style:name="T13" style:family="text">
      <style:text-properties officeooo:rsid="00294c32"/>
    </style:style>
    <style:style style:name="T14" style:family="text">
      <style:text-properties officeooo:rsid="002971ab"/>
    </style:style>
    <style:style style:name="T15" style:family="text">
      <style:text-properties officeooo:rsid="002b3107"/>
    </style:style>
    <style:style style:name="T16" style:family="text">
      <style:text-properties officeooo:rsid="002e75e6"/>
    </style:style>
    <style:style style:name="T17" style:family="text">
      <style:text-properties officeooo:rsid="002f8aa4"/>
    </style:style>
    <style:style style:name="T18" style:family="text">
      <style:text-properties officeooo:rsid="003065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G – Abbonamenti Periodici Giunti</text:h>
      <text:p text:style-name="P1"/>
      <text:h text:style-name="Heading_20_3" text:outline-level="3">Quadro generale</text:h>
      <text:p text:style-name="P1"/>
      <text:p text:style-name="P8"><text:span text:style-name="T1">APG è un software sviluppato in-house a partire dal 2009 per la gestione degli abbonamenti ai periodici </text:span><text:span text:style-name="T14">del gruppo</text:span><text:span text:style-name="T1">.</text:span></text:p>
      <text:p text:style-name="P8"><text:span text:style-name="T1">Il progetto è partito da</text:span><text:span text:style-name="T13">l</text:span><text:span text:style-name="T1"> permettere a soli 4 operatori di gestire alcune operazioni strategiche (invii fascicoli cartecei, il data entry di cartoline e l’invio di bollettini cartacei) fino a divenire una piattaforma complessa che, tra le varie cose, gestisce l’erogazione di servizi online, attivazioni e cambi di abbonamenti tramite siti esterni, produrre fatture, interfacciamento con SAP e Sale</text:span><text:span text:style-name="T11">sF</text:span><text:span text:style-name="T1">orce fino all’invio di email di avvisi.</text:span></text:p>
      <text:p text:style-name="P1"/>
      <text:h text:style-name="Heading_20_3" text:outline-level="3">Attività da quotare</text:h>
      <text:p text:style-name="P2"/>
      <text:list xml:id="list124684134" text:style-name="L1">
        <text:list-item>
          <text:p text:style-name="P13"><text:span text:style-name="T2">Vostra analisi e comprensione del software almeno al 40/50% del totale, concentrandosi sulle aree </text:span><text:span text:style-name="T6">che riguardano</text:span><text:span text:style-name="T2"> gli interventi comuni o previsti. </text:span><text:span text:style-name="T6">In collaborazione con i Sistemi Informativi Giunti, quando necessario.</text:span></text:p>
        </text:list-item>
        <text:list-item>
          <text:p text:style-name="P24">Documentare il software a livello funzionale, dettagliando le funzioni e i processi gestiti dai vari moduli.</text:p>
        </text:list-item>
        <text:list-item>
          <text:p text:style-name="P13"><text:span text:style-name="T2">Acquisi</text:span><text:span text:style-name="T6">zione</text:span><text:span text:style-name="T2"> strumenti e modalità di compilazione e deployment.</text:span></text:p>
        </text:list-item>
        <text:list-item>
          <text:p text:style-name="P14">Sviluppo di una modifica richiesta in modalità training on the job durante il periodo del passaggio di consegne.</text:p>
        </text:list-item>
        <text:list-item>
          <text:p text:style-name="P15">Messa a disposizione di una o più figure che possano analizzare e gestire le nuove Change Request ed eventuali bugfix. Quotare il costo giorni/uomo proponendo livelli di qualità del servizio.</text:p>
        </text:list-item>
      </text:list>
      <text:p text:style-name="P2"/>
      <text:h text:style-name="Heading_20_3" text:outline-level="3"><text:span text:style-name="T5">Principali t</text:span>ecnologie impiegate</text:h>
      <text:list xml:id="list460177187" text:style-name="L2">
        <text:list-item>
          <text:p text:style-name="P19">Java 8</text:p>
        </text:list-item>
        <text:list-item>
          <text:p text:style-name="P19">Hibernate</text:p>
        </text:list-item>
        <text:list-item>
          <text:p text:style-name="P19">GWT</text:p>
        </text:list-item>
        <text:list-item>
          <text:p text:style-name="P20">Quartz</text:p>
        </text:list-item>
        <text:list-item>
          <text:p text:style-name="P21">JAX-WS</text:p>
        </text:list-item>
        <text:list-item>
          <text:p text:style-name="P17"><text:span text:style-name="T3">Jasper Reports (</text:span><text:span text:style-name="T4">uso </text:span><text:span text:style-name="T3">limitato, solo creazione PDF bollettini e talloncini)</text:span></text:p>
        </text:list-item>
        <text:list-item>
          <text:p text:style-name="P18"><text:span text:style-name="T4">Spring boot (uso limitato, solo integrazione con Sales</text:span><text:span text:style-name="T17">F</text:span><text:span text:style-name="T4">orce tramite tabella di confine)</text:span></text:p>
        </text:list-item>
        <text:list-item>
          <text:p text:style-name="P22">Maven</text:p>
        </text:list-item>
        <text:list-item>
          <text:p text:style-name="P22">GIT</text:p>
        </text:list-item>
      </text:list>
      <text:p text:style-name="P5"/>
      <text:p text:style-name="P5"><text:span text:style-name="T9">Deployment: </text:span>Tomcat</text:p>
      <text:p text:style-name="P6">RAD: Eclipse</text:p>
      <text:p text:style-name="P3"/>
      <text:h text:style-name="Heading_20_3" text:outline-level="3">Allegati tecnici</text:h>
      <text:p text:style-name="P7"><text:span text:style-name="T12">Allegato </text:span><text:span text:style-name="T10">1 –</text:span><text:span text:style-name="T3"> </text:span><text:span text:style-name="T10">Descrizione m</text:span><text:span text:style-name="T3">oduli d</text:span><text:span text:style-name="T10">el </text:span><text:span text:style-name="T3">progetto</text:span></text:p>
      <text:p text:style-name="P12"><text:span text:style-name="T12">Allegato </text:span><text:span text:style-name="T10">2 – ER Diagram – </text:span><text:span text:style-name="T16">Core Entities </text:span><text:span text:style-name="T18">(tabelle essenziali per abbonamenti - istanze)</text:span></text:p>
      <text:p text:style-name="P9"><text:span text:style-name="T12">Allegato </text:span><text:span text:style-name="T16">3 </text:span><text:span text:style-name="T10">– ER Diagram </text:span><text:span text:style-name="T18">(tabelle principali, escluse quelle di lookup)</text:span></text:p>
      <text:p text:style-name="P10"><text:span text:style-name="T12">Allegato </text:span><text:span text:style-name="T16">4</text:span><text:span text:style-name="T10"> – API versione 4.6</text:span></text:p>
      <text:p text:style-name="P11"><text:span text:style-name="T15">Allegato </text:span><text:span text:style-name="T16">5 </text:span><text:span text:style-name="T15">– Manuale utente</text:span></text:p>
      <text:p text:style-name="P3"><text:soft-page-break/></text:p>
      <text:h text:style-name="Heading_20_3" text:outline-level="3">Modalità di sottomissione offerta</text:h>
      <text:p text:style-name="P4"/>
      <text:list xml:id="list3915575198" text:style-name="L3">
        <text:list-item>
          <text:p text:style-name="P16">Saranno necessari due colloqui/<text:span text:style-name="T8">call</text:span> con i SI Giunti per <text:span text:style-name="T7">condividere</text:span> e approfondire i processi e il software.</text:p>
        </text:list-item>
        <text:list-item>
          <text:p text:style-name="P23">L’offerta dovrà essere presentata entro una settimana dal secondo colloquio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13:58.782420728</meta:creation-date>
    <meta:generator>LibreOffice/6.4.6.2$Linux_X86_64 LibreOffice_project/40$Build-2</meta:generator>
    <dc:date>2020-10-16T09:24:34.719098775</dc:date>
    <meta:editing-duration>PT1H45M49S</meta:editing-duration>
    <meta:editing-cycles>19</meta:editing-cycles>
    <meta:document-statistic meta:table-count="0" meta:image-count="0" meta:object-count="0" meta:page-count="2" meta:paragraph-count="31" meta:word-count="318" meta:character-count="2077" meta:non-whitespace-character-count="1799"/>
  </office:meta>
</office:document-meta>
</file>